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able-cell-properties fo:background-color="transparent"/>
      <style:text-properties fo:font-weight="bold" style:font-weight-asian="bold" style:font-weight-complex="bold"/>
    </style:style>
    <style:style style:name="ce9" style:family="table-cell" style:parent-style-name="Default">
      <style:table-cell-properties fo:background-color="#b2b2b2"/>
    </style:style>
    <style:style style:name="ce10"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8"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9"/>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8"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9"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0"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9"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occu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5">01/05/2018</text:date>, <text:time>18:52: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5T18:52:31.91</dc:date>
    <dc:creator>Seab Dinch</dc:creator>
    <meta:editing-duration>P9DT16H9M1S</meta:editing-duration>
    <meta:editing-cycles>465</meta:editing-cycles>
    <meta:document-statistic meta:table-count="1" meta:cell-count="3316" meta:object-count="0"/>
  </office:meta>
</office:document-meta>
</file>